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alligra="http://www.calligra.org/2005/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iberation Serif" svg:font-family="'Liberation Serif'"/>
    <style:font-face style:name="Times New Roman1" svg:font-family="'Times New Roman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8431in" fo:margin-left="-0.075in" fo:margin-top="0in" fo:margin-bottom="0in" table:align="left" style:writing-mode="lr-tb" table:border-model="collapsing"/>
    </style:style>
    <style:style style:name="Table1.A" style:family="table-column">
      <style:table-column-properties style:column-width="3.0188in"/>
    </style:style>
    <style:style style:name="Table1.B" style:family="table-column">
      <style:table-column-properties style:column-width="1.8118in"/>
    </style:style>
    <style:style style:name="Table1.C" style:family="table-column">
      <style:table-column-properties style:column-width="2.0125in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diagonal-bl-tr="0pt none #000000" style:diagonal-tl-br="0pt none #000000" calligra:specialborder-bottom="none" calligra:specialborder-left="none" calligra:specialborder-right="none" calligra:specialborder-top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diagonal-bl-tr="0pt none #000000" style:diagonal-tl-br="0pt none #000000" calligra:specialborder-bottom="solid" calligra:specialborder-left="none" calligra:specialborder-right="none" calligra:specialborder-top="none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diagonal-bl-tr="0pt none #000000" style:diagonal-tl-br="0pt none #000000" calligra:specialborder-bottom="solid" calligra:specialborder-left="none" calligra:specialborder-right="none" calligra:specialborder-top="solid" style:writing-mode="lr-tb"/>
    </style:style>
    <style:style style:name="Table2" style:family="table">
      <style:table-properties style:width="6.4965in" table:align="margins" table:border-model="collapsing"/>
    </style:style>
    <style:style style:name="Table2.A" style:family="table-column">
      <style:table-column-properties style:column-width="0.8424in" style:rel-column-width="8496*"/>
    </style:style>
    <style:style style:name="Table2.B" style:family="table-column">
      <style:table-column-properties style:column-width="2.8271in" style:rel-column-width="28519*"/>
    </style:style>
    <style:style style:name="Table2.C" style:family="table-column">
      <style:table-column-properties style:column-width="2.8271in" style:rel-column-width="28520*"/>
    </style:style>
    <style:style style:name="Table2.1" style:family="table-row">
      <style:table-row-properties style:min-row-height="0.327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 style:diagonal-bl-tr="0pt none #000000" style:diagonal-tl-br="0pt none #000000" calligra:specialborder-bottom="solid" calligra:specialborder-left="solid" calligra:specialborder-right="none" calligra:specialborder-top="solid"/>
    </style:style>
    <style:style style:name="Table2.A2" style:family="table-cell">
      <style:table-cell-properties fo:padding="0.0382in" fo:border-left="0.05pt solid #000000" fo:border-right="none" fo:border-top="none" fo:border-bottom="0.05pt solid #000000" style:diagonal-bl-tr="0pt none #000000" style:diagonal-tl-br="0pt none #000000" calligra:specialborder-bottom="solid" calligra:specialborder-left="solid" calligra:specialborder-right="none" calligra:specialborder-top="none"/>
    </style:style>
    <style:style style:name="P1" style:family="paragraph" style:parent-style-name="Footer" style:master-page-name="">
      <style:paragraph-properties fo:margin-left="0in" fo:margin-right="0in" fo:line-height="150%" fo:text-align="end" style:justify-single-word="false" fo:orphans="2" fo:widows="2" fo:hyphenation-ladder-count="no-limit" fo:text-indent="0.4925in" style:auto-text-indent="false" style:page-number="auto" style:text-autospace="ideograph-alpha" style:punctuation-wrap="hanging" style:line-break="strict" style:writing-mode="lr-tb"/>
      <style:text-properties style:use-window-font-color="true" style:font-name="Times New Roman" fo:font-size="14pt" fo:language="ru" fo:country="RU" style:letter-kerning="true" fo:hyphenate="false" fo:hyphenation-remain-char-count="2" fo:hyphenation-push-char-count="2"/>
    </style:style>
    <style:style style:name="P2" style:family="paragraph" style:parent-style-name="Text_20_body">
      <style:paragraph-properties fo:margin-left="0in" fo:margin-right="0in" fo:keep-together="auto" fo:orphans="2" fo:widows="2" fo:hyphenation-ladder-count="no-limit" fo:text-indent="0.4925in" style:auto-text-indent="false" fo:break-before="auto" fo:break-after="auto" fo:padding="0in" fo:border="none" fo:keep-with-next="auto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text-position="0% 100%" style:font-name="Times New Roman1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text-scale="100%" fo:hyphenate="false" fo:hyphenation-remain-char-count="2" fo:hyphenation-push-char-count="2"/>
    </style:style>
    <style:style style:name="P3" style:family="paragraph" style:parent-style-name="Text_20_body">
      <style:paragraph-properties fo:margin-left="0in" fo:margin-right="0in" fo:orphans="2" fo:widows="2" fo:hyphenation-ladder-count="no-limit" fo:text-indent="0.4925in" style:auto-text-indent="false" style:text-autospace="ideograph-alpha" style:punctuation-wrap="hanging" style:line-break="strict" style:writing-mode="lr-tb"/>
      <style:text-properties style:use-window-font-color="true" style:font-name="Times New Roman" fo:font-size="14pt" fo:language="ru" fo:country="RU" style:letter-kerning="true" fo:hyphenate="fals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 fo:hyphenation-ladder-count="no-limit" style:text-autospace="ideograph-alpha" style:punctuation-wrap="hanging" style:line-break="strict" style:writing-mode="lr-tb"/>
      <style:text-properties fo:text-transform="uppercase" style:use-window-font-color="true" fo:language="ru" fo:country="RU" fo:font-weight="bold" style:letter-kerning="true" fo:hyphenate="false" fo:hyphenation-remain-char-count="2" fo:hyphenation-push-char-count="2"/>
    </style:style>
    <style:style style:name="P5" style:family="paragraph" style:parent-style-name="Standard">
      <style:paragraph-properties fo:text-align="center" style:justify-single-word="false" fo:hyphenation-ladder-count="no-limit" style:text-autospace="ideograph-alpha" style:punctuation-wrap="hanging" style:line-break="strict" style:writing-mode="lr-tb"/>
      <style:text-properties style:use-window-font-color="true" fo:language="ru" fo:country="RU" fo:font-weight="bold" style:letter-kerning="true" fo:hyphenate="fals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 fo:hyphenation-ladder-count="no-limit" style:text-autospace="ideograph-alpha" style:punctuation-wrap="hanging" style:line-break="strict" style:writing-mode="lr-tb"/>
      <style:text-properties style:use-window-font-color="true" fo:language="ru" fo:country="RU" style:letter-kerning="true" fo:hyphenate="false" fo:hyphenation-remain-char-count="2" fo:hyphenation-push-char-count="2"/>
    </style:style>
    <style:style style:name="P7" style:family="paragraph" style:parent-style-name="Standard">
      <style:paragraph-properties fo:hyphenation-ladder-count="no-limit" style:text-autospace="ideograph-alpha" style:punctuation-wrap="hanging" style:line-break="strict" style:writing-mode="lr-tb"/>
      <style:text-properties style:use-window-font-color="true" fo:language="ru" fo:country="RU" style:letter-kerning="true" fo:hyphenate="false" fo:hyphenation-remain-char-count="2" fo:hyphenation-push-char-count="2"/>
    </style:style>
    <style:style style:name="P8" style:family="paragraph" style:parent-style-name="Standard">
      <style:paragraph-properties fo:text-align="center" style:justify-single-word="false" fo:hyphenation-ladder-count="no-limit" style:text-autospace="ideograph-alpha" style:punctuation-wrap="hanging" style:line-break="strict" style:writing-mode="lr-tb"/>
      <style:text-properties fo:color="#ff0000" fo:language="ru" fo:country="RU" style:letter-kerning="true" fo:hyphenate="false" fo:hyphenation-remain-char-count="2" fo:hyphenation-push-char-count="2"/>
    </style:style>
    <style:style style:name="P9" style:family="paragraph" style:parent-style-name="Standard">
      <style:paragraph-properties fo:hyphenation-ladder-count="no-limit" style:text-autospace="ideograph-alpha" style:punctuation-wrap="hanging" style:line-break="strict" style:writing-mode="lr-tb"/>
      <style:text-properties fo:color="#ce181e" fo:language="ru" fo:country="RU" style:letter-kerning="true" fo:hyphenate="false" fo:hyphenation-remain-char-count="2" fo:hyphenation-push-char-count="2"/>
    </style:style>
    <style:style style:name="P10" style:family="paragraph" style:parent-style-name="Times14_5f_РИО2" style:master-page-name="">
      <style:paragraph-properties fo:margin-left="0in" fo:margin-right="0in" fo:line-height="150%" fo:text-align="center" style:justify-single-word="false" fo:hyphenation-ladder-count="no-limit" fo:text-indent="0.5118in" style:auto-text-indent="false" style:page-number="auto" style:text-autospace="ideograph-alpha" style:punctuation-wrap="hanging" style:line-break="strict" style:writing-mode="lr-tb"/>
      <style:text-properties style:use-window-font-color="true" style:font-name="Times New Roman" style:letter-kerning="true" fo:hyphenate="false" fo:hyphenation-remain-char-count="2" fo:hyphenation-push-char-count="2"/>
    </style:style>
    <style:style style:name="P11" style:family="paragraph" style:parent-style-name="Standard">
      <style:paragraph-properties fo:margin-left="0in" fo:margin-right="0in" fo:hyphenation-ladder-count="no-limit" fo:text-indent="0in" style:auto-text-indent="false" style:text-autospace="ideograph-alpha" style:punctuation-wrap="hanging" style:line-break="strict" style:writing-mode="lr-tb"/>
      <style:text-properties style:use-window-font-color="true" fo:language="ru" fo:country="RU" style:letter-kerning="true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hyphenation-ladder-count="no-limit" fo:text-indent="0in" style:auto-text-indent="false" style:text-autospace="ideograph-alpha" style:punctuation-wrap="hanging" style:line-break="strict" style:writing-mode="lr-tb"/>
      <style:text-properties fo:color="#ff0000" fo:language="ru" fo:country="RU" style:letter-kerning="true" fo:hyphenate="false" fo:hyphenation-remain-char-count="2" fo:hyphenation-push-char-count="2"/>
    </style:style>
    <style:style style:name="P13" style:family="paragraph" style:parent-style-name="Table">
      <style:paragraph-properties fo:margin-left="0in" fo:margin-right="0in" fo:orphans="2" fo:widows="2" fo:hyphenation-ladder-count="no-limit" fo:text-indent="0in" style:auto-text-indent="false" fo:keep-with-next="always" text:number-lines="false" text:line-number="0" style:text-autospace="ideograph-alpha" style:punctuation-wrap="hanging" style:line-break="strict" style:writing-mode="lr-tb"/>
      <style:text-properties style:use-window-font-color="true" style:font-name="Times New Roman" fo:language="ru" fo:country="RU" style:letter-kerning="true" fo:hyphenate="false" fo:hyphenation-remain-char-count="2" fo:hyphenation-push-char-count="2"/>
    </style:style>
    <style:style style:name="P14" style:family="paragraph" style:parent-style-name="Table_20_Contents" style:master-page-name="">
      <style:paragraph-properties fo:margin-left="0in" fo:margin-right="0in" fo:line-height="150%" fo:text-align="justify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writing-mode="lr-tb"/>
      <style:text-properties style:use-window-font-color="true" style:font-name="Times New Roman" fo:font-size="12pt" fo:language="ru" fo:country="RU" style:letter-kerning="true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orphans="2" fo:widows="2" fo:hyphenation-ladder-count="no-limit" fo:text-indent="0.4925in" style:auto-text-indent="false" style:text-autospace="ideograph-alpha" style:punctuation-wrap="hanging" style:line-break="strict" style:writing-mode="lr-tb"/>
      <style:text-properties style:use-window-font-color="true" style:font-name="Times New Roman" fo:font-size="14pt" fo:language="ru" fo:country="RU" fo:font-weight="normal" style:letter-kerning="true" fo:hyphenate="false" fo:hyphenation-remain-char-count="2" fo:hyphenation-push-char-count="2"/>
    </style:style>
    <style:style style:name="P16" style:family="paragraph" style:parent-style-name="Text_20_body">
      <style:paragraph-properties fo:margin-left="0in" fo:margin-right="0in" fo:orphans="2" fo:widows="2" fo:hyphenation-ladder-count="no-limit" fo:text-indent="0.4925in" style:auto-text-indent="false" style:text-autospace="ideograph-alpha" style:punctuation-wrap="hanging" style:line-break="strict" style:writing-mode="lr-tb"/>
      <style:text-properties style:use-window-font-color="true" style:font-name="Times New Roman" fo:font-size="14pt" fo:language="ru" fo:country="RU" fo:font-weight="bold" officeooo:paragraph-rsid="000defed" style:letter-kerning="true" fo:hyphenate="false" fo:hyphenation-remain-char-count="2" fo:hyphenation-push-char-count="2"/>
    </style:style>
    <style:style style:name="P17" style:family="paragraph" style:parent-style-name="Text_20_body">
      <style:paragraph-properties fo:margin-left="0in" fo:margin-right="0in" fo:orphans="2" fo:widows="2" fo:hyphenation-ladder-count="no-limit" fo:text-indent="0.4925in" style:auto-text-indent="false" style:text-autospace="ideograph-alpha" style:punctuation-wrap="hanging" style:line-break="strict" style:writing-mode="lr-tb"/>
      <style:text-properties style:use-window-font-color="true" style:font-name="Times New Roman" fo:font-size="14pt" fo:language="ru" fo:country="RU" style:letter-kerning="true" fo:hyphenate="false" fo:hyphenation-remain-char-count="2" fo:hyphenation-push-char-count="2"/>
    </style:style>
    <style:style style:name="P18" style:family="paragraph" style:parent-style-name="Text_20_body">
      <style:paragraph-properties fo:margin-left="0in" fo:margin-right="0in" fo:orphans="2" fo:widows="2" fo:hyphenation-ladder-count="no-limit" fo:text-indent="0.4925in" style:auto-text-indent="false" style:text-autospace="ideograph-alpha" style:punctuation-wrap="hanging" style:line-break="strict" style:writing-mode="lr-tb"/>
      <style:text-properties style:use-window-font-color="true" fo:language="ru" fo:country="RU" officeooo:rsid="000defed" officeooo:paragraph-rsid="000defed" style:letter-kerning="true" fo:hyphenate="false" fo:hyphenation-remain-char-count="2" fo:hyphenation-push-char-count="2"/>
    </style:style>
    <style:style style:name="P19" style:family="paragraph" style:parent-style-name="Heading_20_1">
      <style:paragraph-properties fo:margin-left="0in" fo:margin-right="0in" fo:line-height="150%" fo:orphans="2" fo:widows="2" fo:hyphenation-ladder-count="no-limit" fo:text-indent="0in" style:auto-text-indent="false" fo:break-before="page" fo:keep-with-next="always" style:text-autospace="ideograph-alpha" style:punctuation-wrap="hanging" style:line-break="strict" style:writing-mode="lr-tb"/>
      <style:text-properties style:use-window-font-color="true" fo:language="ru" fo:country="RU" style:letter-kerning="true" fo:hyphenate="false" fo:hyphenation-remain-char-count="2" fo:hyphenation-push-char-count="2"/>
    </style:style>
    <style:style style:name="P20" style:family="paragraph" style:parent-style-name="Heading_20_2">
      <style:paragraph-properties fo:margin-left="0in" fo:margin-right="0in" fo:line-height="150%" fo:orphans="2" fo:widows="2" fo:hyphenation-ladder-count="no-limit" fo:text-indent="0in" style:auto-text-indent="false" fo:break-before="page" fo:keep-with-next="always" style:text-autospace="ideograph-alpha" style:punctuation-wrap="hanging" style:line-break="strict" style:writing-mode="lr-tb"/>
      <style:text-properties style:use-window-font-color="true" fo:language="ru" fo:country="RU" style:letter-kerning="true" fo:hyphenate="false" fo:hyphenation-remain-char-count="2" fo:hyphenation-push-char-count="2"/>
    </style:style>
    <style:style style:name="P21" style:family="paragraph" style:parent-style-name="Heading_20_2">
      <style:paragraph-properties fo:margin-left="0in" fo:margin-right="0in" fo:line-height="150%" fo:orphans="2" fo:widows="2" fo:hyphenation-ladder-count="no-limit" fo:text-indent="0in" style:auto-text-indent="false" fo:keep-with-next="always" style:text-autospace="ideograph-alpha" style:punctuation-wrap="hanging" style:line-break="strict" style:writing-mode="lr-tb"/>
      <style:text-properties style:use-window-font-color="true" fo:language="ru" fo:country="RU" style:letter-kerning="true" fo:hyphenate="false" fo:hyphenation-remain-char-count="2" fo:hyphenation-push-char-count="2"/>
    </style:style>
    <style:style style:name="P22" style:family="paragraph" style:parent-style-name="Standard" style:master-page-name="First_20_Page">
      <style:paragraph-properties fo:text-align="center" style:justify-single-word="false" fo:hyphenation-ladder-count="no-limit" style:page-number="auto" style:text-autospace="ideograph-alpha" style:punctuation-wrap="hanging" style:line-break="strict" style:writing-mode="lr-tb"/>
      <style:text-properties fo:text-transform="uppercase" style:use-window-font-color="true" fo:language="ru" fo:country="RU" fo:font-weight="bold" style:letter-kerning="true" fo:hyphenate="false" fo:hyphenation-remain-char-count="2" fo:hyphenation-push-char-count="2"/>
    </style:style>
    <style:style style:name="P23" style:family="paragraph" style:parent-style-name="Standard">
      <style:paragraph-properties fo:text-align="center" style:justify-single-word="false" fo:hyphenation-ladder-count="no-limit" style:text-autospace="ideograph-alpha" style:punctuation-wrap="hanging" style:line-break="strict" style:writing-mode="lr-tb"/>
      <style:text-properties style:use-window-font-color="true" fo:language="ru" fo:country="RU" fo:font-weight="bold" style:letter-kerning="true" fo:hyphenate="false" fo:hyphenation-remain-char-count="2" fo:hyphenation-push-char-count="2"/>
    </style:style>
    <style:style style:name="P24" style:family="paragraph" style:parent-style-name="Standard">
      <style:paragraph-properties fo:hyphenation-ladder-count="no-limit" style:text-autospace="ideograph-alpha" style:punctuation-wrap="hanging" style:line-break="strict" style:writing-mode="lr-tb"/>
      <style:text-properties style:use-window-font-color="true" fo:language="ru" fo:country="RU" style:letter-kerning="true" fo:hyphenate="false" fo:hyphenation-remain-char-count="2" fo:hyphenation-push-char-count="2"/>
    </style:style>
    <style:style style:name="P25" style:family="paragraph" style:parent-style-name="Standard">
      <style:paragraph-properties fo:hyphenation-ladder-count="no-limit" style:text-autospace="ideograph-alpha" style:punctuation-wrap="hanging" style:line-break="strict" style:writing-mode="lr-tb"/>
      <style:text-properties style:use-window-font-color="true" fo:language="ru" fo:country="RU" fo:font-style="italic" fo:font-weight="bold" style:letter-kerning="true" style:font-style-asian="italic" style:font-weight-asian="bold" style:font-style-complex="italic" style:font-weight-complex="bold" fo:hyphenate="false" fo:hyphenation-remain-char-count="2" fo:hyphenation-push-char-count="2"/>
    </style:style>
    <style:style style:name="P26" style:family="paragraph" style:parent-style-name="Standard">
      <style:paragraph-properties fo:text-align="center" style:justify-single-word="false" fo:hyphenation-ladder-count="no-limit" style:text-autospace="ideograph-alpha" style:punctuation-wrap="hanging" style:line-break="strict" style:writing-mode="lr-tb"/>
      <style:text-properties fo:color="#000000" fo:language="ru" fo:country="RU" style:letter-kerning="true" fo:hyphenate="false" fo:hyphenation-remain-char-count="2" fo:hyphenation-push-char-count="2"/>
    </style:style>
    <style:style style:name="P27" style:family="paragraph" style:parent-style-name="Standard" style:list-style-name="L4">
      <style:paragraph-properties fo:hyphenation-ladder-count="no-limit" style:text-autospace="ideograph-alpha" style:punctuation-wrap="hanging" style:line-break="strict" style:writing-mode="lr-tb"/>
      <style:text-properties officeooo:paragraph-rsid="000defed" fo:hyphenate="false" fo:hyphenation-remain-char-count="2" fo:hyphenation-push-char-count="2"/>
    </style:style>
    <style:style style:name="P28" style:family="paragraph" style:parent-style-name="Standard" style:list-style-name="L5">
      <style:paragraph-properties fo:hyphenation-ladder-count="no-limit" style:text-autospace="ideograph-alpha" style:punctuation-wrap="hanging" style:line-break="strict" style:writing-mode="lr-tb"/>
      <style:text-properties officeooo:paragraph-rsid="000defed" fo:hyphenate="false" fo:hyphenation-remain-char-count="2" fo:hyphenation-push-char-count="2"/>
    </style:style>
    <style:style style:name="P29" style:family="paragraph" style:parent-style-name="Standard">
      <style:paragraph-properties fo:hyphenation-ladder-count="no-limit" style:text-autospace="ideograph-alpha" style:punctuation-wrap="hanging" style:line-break="strict" style:writing-mode="lr-tb"/>
      <style:text-properties fo:font-size="11pt" fo:language="en" fo:country="US" fo:hyphenate="false" fo:hyphenation-remain-char-count="2" fo:hyphenation-push-char-count="2"/>
    </style:style>
    <style:style style:name="P30" style:family="paragraph" style:parent-style-name="Table_20_Contents" style:list-style-name="L1" style:master-page-name="">
      <style:paragraph-properties fo:margin-left="0in" fo:margin-right="0in" fo:line-height="150%" fo:text-align="justify" style:justify-single-word="false" fo:orphans="2" fo:widows="2" fo:hyphenation-ladder-count="no-limit" fo:text-indent="0.4925in" style:auto-text-indent="false" style:page-number="auto" style:text-autospace="ideograph-alpha" style:punctuation-wrap="hanging" style:line-break="strict" style:writing-mode="lr-tb"/>
      <style:text-properties style:use-window-font-color="true" style:font-name="Times New Roman" fo:font-size="12pt" fo:language="ru" fo:country="RU" style:letter-kerning="true" fo:hyphenate="false" fo:hyphenation-remain-char-count="2" fo:hyphenation-push-char-count="2"/>
    </style:style>
    <style:style style:name="P31" style:family="paragraph" style:parent-style-name="Table_20_Contents">
      <style:paragraph-properties fo:margin-left="0in" fo:margin-right="0in" fo:line-height="15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use-window-font-color="true" style:font-name="Times New Roman" fo:font-size="12pt" fo:language="ru" fo:country="RU" style:letter-kerning="true" fo:hyphenate="false" fo:hyphenation-remain-char-count="2" fo:hyphenation-push-char-count="2"/>
    </style:style>
    <style:style style:name="P32" style:family="paragraph" style:parent-style-name="Table_20_Contents" style:master-page-name="">
      <style:paragraph-properties fo:margin-left="0in" fo:margin-right="0in" fo:line-height="150%" fo:text-align="justify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writing-mode="lr-tb"/>
      <style:text-properties style:use-window-font-color="true" style:font-name="Times New Roman" fo:font-size="12pt" fo:language="ru" fo:country="RU" style:letter-kerning="true" fo:hyphenate="false" fo:hyphenation-remain-char-count="2" fo:hyphenation-push-char-count="2"/>
    </style:style>
    <style:style style:name="T1" style:family="text">
      <style:text-properties fo:text-transform="uppercase"/>
    </style:style>
    <style:style style:name="T2" style:family="text">
      <style:text-properties fo:font-weight="bold"/>
    </style:style>
    <style:style style:name="T3" style:family="text">
      <style:text-properties fo:color="#000000"/>
    </style:style>
    <style:style style:name="T4" style:family="text">
      <style:text-properties fo:color="#000000" fo:font-weight="bold"/>
    </style:style>
    <style:style style:name="T5" style:family="text">
      <style:text-properties fo:color="#000000" fo:language="en" fo:country="US" fo:font-style="normal"/>
    </style:style>
    <style:style style:name="T6" style:family="text">
      <style:text-properties fo:font-variant="normal" fo:text-transform="none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style:font-name="Times New Roman" fo:font-size="14pt" officeooo:rsid="000defed"/>
    </style:style>
    <style:style style:name="T9" style:family="text">
      <style:text-properties style:use-window-font-color="true" fo:language="en" fo:country="US" fo:font-weight="bold"/>
    </style:style>
    <style:style style:name="T10" style:family="text">
      <style:text-properties style:use-window-font-color="true" fo:language="en" fo:country="US" fo:font-weight="bold" officeooo:rsid="000defed"/>
    </style:style>
    <style:style style:name="T11" style:family="text">
      <style:text-properties style:use-window-font-color="true" fo:language="ru" fo:country="RU" style:letter-kerning="true"/>
    </style:style>
    <style:style style:name="T12" style:family="text">
      <style:text-properties style:use-window-font-color="true" fo:language="ru" fo:country="RU" fo:font-style="italic" fo:font-weight="bold" style:letter-kerning="true" style:font-style-asian="italic" style:font-weight-asian="bold" style:font-style-complex="italic" style:font-weight-complex="bold"/>
    </style:style>
    <style:style style:name="T13" style:family="text">
      <style:text-properties style:use-window-font-color="true" style:letter-kerning="true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style:font-style-asian="italic" style:font-weight-asian="bold" style:font-style-complex="italic" style:font-weight-complex="bold"/>
    </style:style>
    <style:style style:name="T16" style:family="text">
      <style:text-properties fo:font-weight="normal"/>
    </style:style>
    <style:style style:name="T17" style:family="text">
      <style:text-properties fo:font-style="normal"/>
    </style:style>
    <style:style style:name="T18" style:family="text">
      <style:text-properties officeooo:rsid="000defe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5">Кафедра МО ЭВМ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10"><text:span text:style-name="Book_20_Title"><text:span text:style-name="T1">отчет</text:span></text:span></text:p>
      <text:p text:style-name="P5">по лабораторной работе №2</text:p>
      <text:p text:style-name="P6"><text:span text:style-name="T2">по дисциплине </text:span><text:span text:style-name="T4">«Программирование»</text:span></text:p>
      <text:p text:style-name="P6"><text:span text:style-name="Book_20_Title"><text:span text:style-name="T6">Тема: «Линейные списки»</text:span></text:span></text:p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Студент гр. 9383</text:p>
          </table:table-cell>
          <table:table-cell table:style-name="Table1.B1" office:value-type="string">
            <text:p text:style-name="P11"/>
          </table:table-cell>
          <table:table-cell table:style-name="Table1.A1" office:value-type="string">
            <text:p text:style-name="P8"><text:s/><text:span text:style-name="T3">Ноздрин В.В.</text:span></text:p>
          </table:table-cell>
        </table:table-row>
        <table:table-row table:style-name="Table1.1">
          <table:table-cell table:style-name="Table1.A1" office:value-type="string">
            <text:p text:style-name="P7">Преподаватель</text:p>
          </table:table-cell>
          <table:table-cell table:style-name="Table1.B2" office:value-type="string">
            <text:p text:style-name="P11"/>
          </table:table-cell>
          <table:table-cell table:style-name="Table1.A1" office:value-type="string">
            <text:p text:style-name="P26">Размочаева Н.В.</text:p>
          </table:table-cell>
        </table:table-row>
      </table:table>
      <text:p text:style-name="P6"/>
      <text:p text:style-name="P6"/>
      <text:p text:style-name="P6">Санкт-Петербург</text:p>
      <text:p text:style-name="P6">20<text:span text:style-name="T18">20</text:span></text:p>
      <text:h text:style-name="P20" text:outline-level="2">Цель работы.</text:h>
      <text:p text:style-name="P2"><text:span text:style-name="T8">Реализовать двусвязный список на языке программирования Си.</text:span></text:p>
      <text:p text:style-name="P3"/>
      <text:h text:style-name="P21" text:outline-level="2">Задание.</text:h>
      <text:p text:style-name="P7">Создайте двунаправленный список музыкальных композиций <text:span text:style-name="T14">MusicalComposition</text:span> и <text:span text:style-name="T14">api</text:span> ( application programming interface - в данном случае набор функций) для работы со списком.</text:p>
      <text:p text:style-name="P7">Структура элемента списка (тип - <text:span text:style-name="T14">MusicalComposition</text:span>)</text:p>
      <text:list xml:id="list3168696916" text:style-name="L4">
        <text:list-item>
          <text:p text:style-name="P27"><text:span text:style-name="T12">name</text:span><text:span text:style-name="T11"> - строка неизвестной длины (гарантируется, что длина не может быть больше 80 символов), название композиции.</text:span></text:p>
        </text:list-item>
        <text:list-item>
          <text:p text:style-name="P27"><text:span text:style-name="T12">author</text:span><text:span text:style-name="T11"> - строка неизвестной длины (гарантируется, что длина не может быть больше 80 символов), автор композиции/музыкальная группа.</text:span></text:p>
        </text:list-item>
        <text:list-item>
          <text:p text:style-name="P27"><text:span text:style-name="T12">year</text:span><text:span text:style-name="T11"> - целое число, год создания.</text:span></text:p>
        </text:list-item>
      </text:list>
      <text:p text:style-name="P7"/>
      <text:p text:style-name="P7">Функция для создания элемента списка (тип элемента <text:span text:style-name="T14">MusicalComposition</text:span>)</text:p>
      <text:p text:style-name="P25">MusicalComposition* createMusicalComposition(char* name, char* author, int year)</text:p>
      <text:p text:style-name="P7">Функции для работы со списком:</text:p>
      <text:list xml:id="list3336037539" text:style-name="L5">
        <text:list-item>
          <text:p text:style-name="P28"><text:span text:style-name="T12">MusicalComposition* createMusicalCompositionList(char** array_names, char** array_authors, int* array_years, int n);</text:span><text:span text:style-name="T11"> // создает список музыкальных композиций MusicalCompositionList, в котором:</text:span></text:p>
          <text:list>
            <text:list-item>
              <text:p text:style-name="P28"><text:span text:style-name="T12">n</text:span><text:span text:style-name="T11"> - длина массивов array_names, array_authors, array_years.</text:span></text:p>
            </text:list-item>
            <text:list-item>
              <text:p text:style-name="P28"><text:span text:style-name="T11">поле </text:span><text:span text:style-name="T12">name</text:span><text:span text:style-name="T11"> первого элемента списка соответствует первому элементу списка </text:span><text:span text:style-name="T12">array_names (array_names[0])</text:span><text:span text:style-name="T11">.</text:span></text:p>
            </text:list-item>
            <text:list-item>
              <text:p text:style-name="P28"><text:span text:style-name="T11">поле </text:span><text:span text:style-name="T12">author</text:span><text:span text:style-name="T11"> первого элемента списка соответствует первому элементу списка </text:span><text:span text:style-name="T12">array_authors (array_authors[0])</text:span><text:span text:style-name="T11">.</text:span></text:p>
            </text:list-item>
            <text:list-item>
              <text:p text:style-name="P28"><text:span text:style-name="T11">поле </text:span><text:span text:style-name="T12">year</text:span><text:span text:style-name="T11"> первого элемента списка соответствует первому элементу списка </text:span><text:span text:style-name="T12">array_authors (array_years[0])</text:span><text:span text:style-name="T11">.</text:span></text:p>
              <text:list>
                <text:list-item>
                  <text:p text:style-name="P28"><text:span text:style-name="T11">Аналогично для второго, третьего, ... n-1-го элемента массива.</text:span></text:p>
                </text:list-item>
                <text:list-item>
                  <text:p text:style-name="P28"><text:soft-page-break/><text:span text:style-name="T11">Длина массивов </text:span><text:span text:style-name="T12">array_names, array_authors, array_years</text:span><text:span text:style-name="T11"> одинаковая и равна </text:span><text:span text:style-name="T12">n</text:span><text:span text:style-name="T11">, это проверять не требуется.</text:span></text:p>
                </text:list-item>
              </text:list>
            </text:list-item>
            <text:list-item>
              <text:p text:style-name="P28"><text:span text:style-name="T11">Функция возвращает указатель на первый элемент списка.</text:span></text:p>
            </text:list-item>
          </text:list>
        </text:list-item>
        <text:list-item>
          <text:p text:style-name="P28"><text:span text:style-name="T12">void push(MusicalComposition* <text:s/>head, MusicalComposition* element);</text:span><text:span text:style-name="T11"> // добавляет </text:span><text:span text:style-name="T12">element</text:span><text:span text:style-name="T11"> <text:s/>в конец списка </text:span><text:span text:style-name="T12">musical_composition_list</text:span></text:p>
        </text:list-item>
        <text:list-item>
          <text:p text:style-name="P28"><text:span text:style-name="T12">void removeEl (MusicalComposition* <text:s/>head, char* name_for_remove);</text:span><text:span text:style-name="T11"> // удаляет элемент </text:span><text:span text:style-name="T12">element</text:span><text:span text:style-name="T11"> списка, у которого значение name равно значению <text:s/></text:span><text:span text:style-name="T12">name_for_remove</text:span></text:p>
        </text:list-item>
        <text:list-item>
          <text:p text:style-name="P28"><text:span text:style-name="T12">int count(MusicalComposition* <text:s/>head);</text:span><text:span text:style-name="T11"> //возвращает количество элементов списка</text:span></text:p>
        </text:list-item>
        <text:list-item>
          <text:p text:style-name="P28"><text:span text:style-name="T12">void print_names(MusicalComposition* <text:s/>head);</text:span><text:span text:style-name="T11"> //Выводит названия композиций</text:span></text:p>
        </text:list-item>
      </text:list>
      <text:p text:style-name="P7">В функции main написана некоторая последовательность вызова команд для проверки работы вашего списка.</text:p>
      <text:p text:style-name="P7">Функцию <text:span text:style-name="T14">main</text:span> менять не нужно.</text:p>
      <text:p text:style-name="P7"/>
      <text:h text:style-name="P21" text:outline-level="2">Выполнение работы.</text:h>
      <text:p text:style-name="P3"><text:span text:style-name="T16">Функции:</text:span></text:p>
      <text:p text:style-name="P16"><text:span text:style-name="T15">createMusicalComposition<text:tab/></text:span><text:tab/><text:span text:style-name="T15">removeEl</text:span></text:p>
      <text:p text:style-name="P16"><text:span text:style-name="T15">createMusicalCompositionList<text:tab/></text:span><text:tab/><text:span text:style-name="T15">count</text:span></text:p>
      <text:p text:style-name="P16"><text:span text:style-name="T15">push</text:span><text:span text:style-name="T17"><text:tab/><text:tab/><text:tab/><text:tab/><text:tab/><text:tab/></text:span><text:span text:style-name="T15">print_names</text:span></text:p>
      <text:p text:style-name="P18"><text:span text:style-name="T17">Во всех функциях реализован следующий алгоритм:<text:line-break/>выполняется проход в цикле по всем элементам списка и делается соответствующее действие с полями структуры, отвечающими за ссылки на следующий или предыдущий элемент двусвязного списка.</text:span></text:p>
      <text:p text:style-name="P12"/>
      <text:h text:style-name="P21" text:outline-level="2">Тестирование.</text:h>
      <text:p text:style-name="P15">Результаты тестирования представлены в табл. 1.</text:p>
      <text:p text:style-name="P13">Таблица <text:s/>– Результаты тестирования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4">№ п/п</text:p>
          </table:table-cell>
          <table:table-cell table:style-name="Table2.A1" office:value-type="string">
            <text:p text:style-name="P14">Входные данные</text:p>
          </table:table-cell>
          <table:table-cell table:style-name="Table2.A1" office:value-type="string">
            <text:p text:style-name="P14">Выходные данные</text:p>
          </table:table-cell>
        </table:table-row>
        <text:soft-page-break/>
        <table:table-row>
          <table:table-cell table:style-name="Table2.A2" office:value-type="string">
            <text:list xml:id="list973093443" text:style-name="L1">
              <text:list-item>
                <text:p text:style-name="P30">1</text:p>
              </text:list-item>
            </text:list>
          </table:table-cell>
          <table:table-cell table:style-name="Table2.A2" office:value-type="string">
            <text:p text:style-name="P14">7</text:p>
            <text:p text:style-name="P31">Fields of Gold</text:p>
            <text:p text:style-name="P31">Sting</text:p>
            <text:p text:style-name="P31">1993</text:p>
            <text:p text:style-name="P31">In the Army Now</text:p>
            <text:p text:style-name="P31">Status Quo</text:p>
            <text:p text:style-name="P31">1986</text:p>
            <text:p text:style-name="P31">Mixed Emotions</text:p>
            <text:p text:style-name="P31">The Rolling Stones</text:p>
            <text:p text:style-name="P31">1989</text:p>
            <text:p text:style-name="P31">Billie Jean</text:p>
            <text:p text:style-name="P31">Michael Jackson</text:p>
            <text:p text:style-name="P31">1983</text:p>
            <text:p text:style-name="P31">Seek and Destroy</text:p>
            <text:p text:style-name="P31">Metallica</text:p>
            <text:p text:style-name="P31">1982</text:p>
            <text:p text:style-name="P31">Wicked Game</text:p>
            <text:p text:style-name="P31">Chris Isaak</text:p>
            <text:p text:style-name="P31">1989</text:p>
            <text:p text:style-name="P31">Points of Authority</text:p>
            <text:p text:style-name="P31">Linkin Park</text:p>
            <text:p text:style-name="P31">2000</text:p>
            <text:p text:style-name="P31">Sonne</text:p>
            <text:p text:style-name="P31">Rammstein</text:p>
            <text:p text:style-name="P31">2001</text:p>
            <text:p text:style-name="P31">Points of Authority</text:p>
          </table:table-cell>
          <table:table-cell table:style-name="Table2.A2" office:value-type="string">
            <text:p text:style-name="P14">Fields of Gold Sting 1993</text:p>
            <text:p text:style-name="P31">7</text:p>
            <text:p text:style-name="P31">8</text:p>
            <text:p text:style-name="P31">Fields of Gold</text:p>
            <text:p text:style-name="P31">In the Army Now</text:p>
            <text:p text:style-name="P31">Mixed Emotions</text:p>
            <text:p text:style-name="P31">Billie Jean</text:p>
            <text:p text:style-name="P31">Seek and Destroy</text:p>
            <text:p text:style-name="P31">Wicked Game</text:p>
            <text:p text:style-name="P31">Sonne</text:p>
            <text:p text:style-name="P31">7</text:p>
          </table:table-cell>
        </table:table-row>
      </table:table>
      <text:p text:style-name="P7"/>
      <text:h text:style-name="P21" text:outline-level="2">Вывод.</text:h>
      <text:p text:style-name="P7">Была изучена структура двусвязного списка и возможность ее реализации на языке программирования Си<text:span text:style-name="T16">.</text:span></text:p>
      <text:p text:style-name="P7">Разработана программа в которой реализована структура двусвязного списка, а так же реазилованы некоторые метода для работы с ним.</text:p>
      <text:h text:style-name="P19" text:outline-level="1">Приложение А<text:line-break/>Исходный код программы</text:h>
      <text:p text:style-name="P9"><text:span text:style-name="T7">Название файла: </text:span><text:span text:style-name="T9">m</text:span><text:span text:style-name="T10">ai</text:span><text:span text:style-name="T9">n.c</text:span></text:p>
      <text:p text:style-name="P29"><text:span text:style-name="T13">#include &lt;stdlib.h&gt;</text:span></text:p>
      <text:p text:style-name="P29"><text:span text:style-name="T13">#include &lt;stdio.h&gt;</text:span></text:p>
      <text:p text:style-name="P29"><text:span text:style-name="T13">#include &lt;string.h&gt;</text:span></text:p>
      <text:p text:style-name="P29"><text:span text:style-name="T13"/></text:p>
      <text:p text:style-name="P29"><text:span text:style-name="T13">// Описание структуры MusicalComposition</text:span></text:p>
      <text:p text:style-name="P29"><text:span text:style-name="T13">typedef struct track {</text:span></text:p>
      <text:p text:style-name="P29"><text:span text:style-name="T13"><text:s text:c="4"/>/* Структура элемента списка (тип - MusicalComposition)</text:span></text:p>
      <text:p text:style-name="P29"><text:span text:style-name="T13"><text:s text:c="5"/>* name - строка неизвестной длины (гарантируется, что длина не может быть больше 80 символов), название композиции.</text:span></text:p>
      <text:p text:style-name="P29"><text:span text:style-name="T13"><text:s text:c="5"/>* author - строка неизвестной длины (гарантируется, что длина не может быть больше 80 символов), автор композиции/музыкальная группа.</text:span></text:p>
      <text:p text:style-name="P29"><text:span text:style-name="T13"><text:s text:c="5"/>* year - целое число, год создания.</text:span></text:p>
      <text:p text:style-name="P29"><text:span text:style-name="T13"><text:s text:c="5"/>*/</text:span></text:p>
      <text:p text:style-name="P29"><text:span text:style-name="T13"><text:s text:c="4"/>char name[80];</text:span></text:p>
      <text:p text:style-name="P29"><text:span text:style-name="T13"><text:s text:c="4"/>char author[80];</text:span></text:p>
      <text:p text:style-name="P29"><text:span text:style-name="T13"><text:s text:c="4"/>int year;</text:span></text:p>
      <text:p text:style-name="P29"><text:span text:style-name="T13"><text:s text:c="4"/></text:span></text:p>
      <text:p text:style-name="P29"><text:span text:style-name="T13"><text:s text:c="4"/>struct track *next;</text:span></text:p>
      <text:p text:style-name="P29"><text:span text:style-name="T13"><text:s text:c="4"/>struct track *prev;</text:span></text:p>
      <text:p text:style-name="P29"><text:span text:style-name="T13"><text:s text:c="4"/></text:span></text:p>
      <text:p text:style-name="P29"><text:span text:style-name="T13">} MusicalComposition;</text:span></text:p>
      <text:p text:style-name="P29"><text:span text:style-name="T13"/></text:p>
      <text:p text:style-name="P29"><text:span text:style-name="T13">// Создание структуры MusicalComposition</text:span></text:p>
      <text:p text:style-name="P29"><text:span text:style-name="T13"/></text:p>
      <text:p text:style-name="P29"><text:span text:style-name="T13">MusicalComposition* createMusicalComposition(char* name, char* author,int year);</text:span></text:p>
      <text:p text:style-name="P29"><text:span text:style-name="T13"/></text:p>
      <text:p text:style-name="P29"><text:span text:style-name="T13">// Функции для работы со списком MusicalComposition</text:span></text:p>
      <text:p text:style-name="P29"><text:span text:style-name="T13"/></text:p>
      <text:p text:style-name="P29"><text:span text:style-name="T13">MusicalComposition* createMusicalCompositionList(char** array_names, char** array_authors, int* array_years, int n);</text:span></text:p>
      <text:p text:style-name="P29"><text:span text:style-name="T13"/></text:p>
      <text:p text:style-name="P29"><text:span text:style-name="T13">void push(MusicalComposition* head, MusicalComposition* element);</text:span></text:p>
      <text:p text:style-name="P29"><text:span text:style-name="T13"/></text:p>
      <text:p text:style-name="P29"><text:span text:style-name="T13">void removeEl(MusicalComposition* head, char* name_for_remove);</text:span></text:p>
      <text:p text:style-name="P29"><text:soft-page-break/><text:span text:style-name="T13"/></text:p>
      <text:p text:style-name="P29"><text:span text:style-name="T13">int count(MusicalComposition* head);</text:span></text:p>
      <text:p text:style-name="P29"><text:span text:style-name="T13"/></text:p>
      <text:p text:style-name="P29"><text:span text:style-name="T13">void print_names(MusicalComposition* head);</text:span></text:p>
      <text:p text:style-name="P29"><text:span text:style-name="T13"/></text:p>
      <text:p text:style-name="P29"><text:span text:style-name="T13"/></text:p>
      <text:p text:style-name="P29"><text:span text:style-name="T13">int main(){</text:span></text:p>
      <text:p text:style-name="P29"><text:span text:style-name="T13"><text:s text:c="4"/>int length;</text:span></text:p>
      <text:p text:style-name="P29"><text:span text:style-name="T13"><text:s text:c="4"/>scanf("%d\n", &amp;length); <text:s/></text:span></text:p>
      <text:p text:style-name="P29"><text:span text:style-name="T13"/></text:p>
      <text:p text:style-name="P29"><text:span text:style-name="T13"><text:s text:c="4"/>char** names = (char**)malloc(sizeof(char*)*length);</text:span></text:p>
      <text:p text:style-name="P29"><text:span text:style-name="T13"><text:s text:c="4"/>char** authors = (char**)malloc(sizeof(char*)*length);</text:span></text:p>
      <text:p text:style-name="P29"><text:span text:style-name="T13"><text:s text:c="4"/>int* years = (int*)malloc(sizeof(int)*length);</text:span></text:p>
      <text:p text:style-name="P29"><text:span text:style-name="T13"/></text:p>
      <text:p text:style-name="P29"><text:span text:style-name="T13"><text:s text:c="4"/>for (int i=0;i&lt;length;i++)</text:span></text:p>
      <text:p text:style-name="P29"><text:span text:style-name="T13"><text:s text:c="4"/>{</text:span></text:p>
      <text:p text:style-name="P29"><text:span text:style-name="T13"><text:s text:c="8"/>char name[80];</text:span></text:p>
      <text:p text:style-name="P29"><text:span text:style-name="T13"><text:s text:c="8"/>char author[80];</text:span></text:p>
      <text:p text:style-name="P29"><text:span text:style-name="T13"/></text:p>
      <text:p text:style-name="P29"><text:span text:style-name="T13"><text:s text:c="8"/>fgets(name, 80, stdin);</text:span></text:p>
      <text:p text:style-name="P29"><text:span text:style-name="T13"><text:s text:c="8"/>fgets(author, 80, stdin);</text:span></text:p>
      <text:p text:style-name="P29"><text:span text:style-name="T13"><text:s text:c="8"/>fscanf(stdin, "%d\n", &amp;years[i]);</text:span></text:p>
      <text:p text:style-name="P29"><text:span text:style-name="T13"/></text:p>
      <text:p text:style-name="P29"><text:span text:style-name="T13"><text:s text:c="8"/>(*strstr(name,"\n"))=0;</text:span></text:p>
      <text:p text:style-name="P29"><text:span text:style-name="T13"><text:s text:c="8"/>(*strstr(author,"\n"))=0;</text:span></text:p>
      <text:p text:style-name="P29"><text:span text:style-name="T13"/></text:p>
      <text:p text:style-name="P29"><text:span text:style-name="T13"><text:s text:c="8"/>names[i] = (char*)malloc(sizeof(char*) * (strlen(name)+1));</text:span></text:p>
      <text:p text:style-name="P29"><text:span text:style-name="T13"><text:s text:c="8"/>authors[i] = (char*)malloc(sizeof(char*) * (strlen(author)+1));</text:span></text:p>
      <text:p text:style-name="P29"><text:span text:style-name="T13"/></text:p>
      <text:p text:style-name="P29"><text:span text:style-name="T13"><text:s text:c="8"/>strcpy(names[i], name);</text:span></text:p>
      <text:p text:style-name="P29"><text:span text:style-name="T13"><text:s text:c="8"/>strcpy(authors[i], author);</text:span></text:p>
      <text:p text:style-name="P29"><text:span text:style-name="T13"/></text:p>
      <text:p text:style-name="P29"><text:span text:style-name="T13"><text:s text:c="4"/>}</text:span></text:p>
      <text:p text:style-name="P29"><text:span text:style-name="T13"><text:s text:c="4"/>MusicalComposition* head = createMusicalCompositionList(names, authors, years, length);</text:span></text:p>
      <text:p text:style-name="P29"><text:span text:style-name="T13"><text:s text:c="4"/>char name_for_push[80];</text:span></text:p>
      <text:p text:style-name="P29"><text:span text:style-name="T13"><text:s text:c="4"/>char author_for_push[80];</text:span></text:p>
      <text:p text:style-name="P29"><text:span text:style-name="T13"><text:s text:c="4"/>int year_for_push;</text:span></text:p>
      <text:p text:style-name="P29"><text:span text:style-name="T13"/></text:p>
      <text:p text:style-name="P29"><text:soft-page-break/><text:span text:style-name="T13"><text:s text:c="4"/>char name_for_remove[80];</text:span></text:p>
      <text:p text:style-name="P29"><text:span text:style-name="T13"/></text:p>
      <text:p text:style-name="P29"><text:span text:style-name="T13"><text:s text:c="4"/>fgets(name_for_push, 80, stdin);</text:span></text:p>
      <text:p text:style-name="P29"><text:span text:style-name="T13"><text:s text:c="4"/>fgets(author_for_push, 80, stdin);</text:span></text:p>
      <text:p text:style-name="P29"><text:span text:style-name="T13"><text:s text:c="4"/>fscanf(stdin, "%d\n", &amp;year_for_push);</text:span></text:p>
      <text:p text:style-name="P29"><text:span text:style-name="T13"><text:s text:c="4"/>(*strstr(name_for_push,"\n"))=0;</text:span></text:p>
      <text:p text:style-name="P29"><text:span text:style-name="T13"><text:s text:c="4"/>(*strstr(author_for_push,"\n"))=0;</text:span></text:p>
      <text:p text:style-name="P29"><text:span text:style-name="T13"/></text:p>
      <text:p text:style-name="P29"><text:span text:style-name="T13"><text:s text:c="4"/>MusicalComposition* element_for_push = createMusicalComposition(name_for_push, author_for_push, year_for_push);</text:span></text:p>
      <text:p text:style-name="P29"><text:span text:style-name="T13"/></text:p>
      <text:p text:style-name="P29"><text:span text:style-name="T13"><text:s text:c="4"/>fgets(name_for_remove, 80, stdin);</text:span></text:p>
      <text:p text:style-name="P29"><text:span text:style-name="T13"><text:s text:c="4"/>(*strstr(name_for_remove,"\n"))=0;</text:span></text:p>
      <text:p text:style-name="P29"><text:span text:style-name="T13"/></text:p>
      <text:p text:style-name="P29"><text:span text:style-name="T13"><text:s text:c="4"/>printf("%s %s %d\n", head-&gt;name, head-&gt;author, head-&gt;year);</text:span></text:p>
      <text:p text:style-name="P29"><text:span text:style-name="T13"><text:s text:c="4"/>int k = count(head);</text:span></text:p>
      <text:p text:style-name="P29"><text:span text:style-name="T13"/></text:p>
      <text:p text:style-name="P29"><text:span text:style-name="T13"><text:s text:c="4"/>printf("%d\n", k);</text:span></text:p>
      <text:p text:style-name="P29"><text:span text:style-name="T13"><text:s text:c="4"/>push(head, element_for_push);</text:span></text:p>
      <text:p text:style-name="P29"><text:span text:style-name="T13"/></text:p>
      <text:p text:style-name="P29"><text:span text:style-name="T13"><text:s text:c="4"/>k = count(head);</text:span></text:p>
      <text:p text:style-name="P29"><text:span text:style-name="T13"><text:s text:c="4"/>printf("%d\n", k);</text:span></text:p>
      <text:p text:style-name="P29"><text:span text:style-name="T13"/></text:p>
      <text:p text:style-name="P29"><text:span text:style-name="T13"><text:s text:c="4"/>removeEl(head, name_for_remove); </text:span></text:p>
      <text:p text:style-name="P29"><text:span text:style-name="T13"><text:s text:c="4"/>print_names(head);</text:span></text:p>
      <text:p text:style-name="P29"><text:span text:style-name="T13"/></text:p>
      <text:p text:style-name="P29"><text:span text:style-name="T13"><text:s text:c="4"/>k = count(head);</text:span></text:p>
      <text:p text:style-name="P29"><text:span text:style-name="T13"><text:s text:c="4"/>printf("%d\n", k);</text:span></text:p>
      <text:p text:style-name="P29"><text:span text:style-name="T13"/></text:p>
      <text:p text:style-name="P29"><text:span text:style-name="T13"><text:s text:c="4"/>for (int i=0;i&lt;length;i++){</text:span></text:p>
      <text:p text:style-name="P29"><text:span text:style-name="T13"><text:s text:c="8"/>free(names[i]);</text:span></text:p>
      <text:p text:style-name="P29"><text:span text:style-name="T13"><text:s text:c="8"/>free(authors[i]);</text:span></text:p>
      <text:p text:style-name="P29"><text:span text:style-name="T13"><text:s text:c="4"/>}</text:span></text:p>
      <text:p text:style-name="P29"><text:span text:style-name="T13"><text:s text:c="4"/>free(names);</text:span></text:p>
      <text:p text:style-name="P29"><text:span text:style-name="T13"><text:s text:c="4"/>free(authors);</text:span></text:p>
      <text:p text:style-name="P29"><text:span text:style-name="T13"><text:s text:c="4"/>free(years);</text:span></text:p>
      <text:p text:style-name="P29"><text:span text:style-name="T13"/></text:p>
      <text:p text:style-name="P29"><text:span text:style-name="T13"><text:s text:c="4"/>return 0;</text:span></text:p>
      <text:p text:style-name="P29"><text:soft-page-break/><text:span text:style-name="T13"/></text:p>
      <text:p text:style-name="P29"><text:span text:style-name="T13">}</text:span></text:p>
      <text:p text:style-name="P29"><text:span text:style-name="T13"/></text:p>
      <text:p text:style-name="P29"><text:span text:style-name="T13"/></text:p>
      <text:p text:style-name="P29"><text:span text:style-name="T13">MusicalComposition* createMusicalComposition(char* name, char* author,int year)</text:span></text:p>
      <text:p text:style-name="P29"><text:span text:style-name="T13">{</text:span></text:p>
      <text:p text:style-name="P29"><text:span text:style-name="T13"><text:s text:c="4"/>MusicalComposition *track = malloc(sizeof(MusicalComposition));</text:span></text:p>
      <text:p text:style-name="P29"><text:span text:style-name="T13"><text:s text:c="4"/>strcpy(track-&gt;name, name);</text:span></text:p>
      <text:p text:style-name="P29"><text:span text:style-name="T13"><text:s text:c="4"/>strcpy(track-&gt;author, author);</text:span></text:p>
      <text:p text:style-name="P29"><text:span text:style-name="T13"><text:s text:c="4"/>track-&gt;year = year;</text:span></text:p>
      <text:p text:style-name="P29"><text:span text:style-name="T13"><text:s text:c="4"/></text:span></text:p>
      <text:p text:style-name="P29"><text:span text:style-name="T13"><text:s text:c="4"/>track-&gt;next = NULL;</text:span></text:p>
      <text:p text:style-name="P29"><text:span text:style-name="T13"><text:s text:c="4"/>track-&gt;prev = NULL;</text:span></text:p>
      <text:p text:style-name="P29"><text:span text:style-name="T13"><text:s text:c="4"/></text:span></text:p>
      <text:p text:style-name="P29"><text:span text:style-name="T13"><text:s text:c="4"/>return track;</text:span></text:p>
      <text:p text:style-name="P29"><text:span text:style-name="T13">}</text:span></text:p>
      <text:p text:style-name="P29"><text:span text:style-name="T13"/></text:p>
      <text:p text:style-name="P29"><text:span text:style-name="T13"/></text:p>
      <text:p text:style-name="P29"><text:span text:style-name="T13">MusicalComposition* createMusicalCompositionList(char** array_names, char** array_authors, int* array_years, int n)</text:span></text:p>
      <text:p text:style-name="P29"><text:span text:style-name="T13">{</text:span></text:p>
      <text:p text:style-name="P29"><text:span text:style-name="T13"><text:s text:c="4"/>/* MusicalComposition* createMusicalCompositionList(char** array_names, char** array_authors, int* array_years, int n);</text:span></text:p>
      <text:p text:style-name="P29"><text:span text:style-name="T13"><text:s text:c="5"/>* создает список музыкальных композиций MusicalCompositionList, в котором:</text:span></text:p>
      <text:p text:style-name="P29"><text:span text:style-name="T13"><text:s text:c="5"/>* n - длина массивов array_names, array_authors, array_years.</text:span></text:p>
      <text:p text:style-name="P29"><text:span text:style-name="T13"><text:s text:c="5"/>* поле name первого элемента списка соответствует первому элементу списка array_names (array_names[0]).</text:span></text:p>
      <text:p text:style-name="P29"><text:span text:style-name="T13"><text:s text:c="5"/>* поле author первого элемента списка соответствует первому элементу списка array_authors (array_authors[0]).</text:span></text:p>
      <text:p text:style-name="P29"><text:span text:style-name="T13"><text:s text:c="5"/>* поле year первого элемента списка соответствует первому элементу списка array_authors (array_years[0]).</text:span></text:p>
      <text:p text:style-name="P29"><text:span text:style-name="T13"><text:s text:c="5"/>* <text:s text:c="4"/>! Аналогично для второго, третьего, ... n-1-го элемента массива.</text:span></text:p>
      <text:p text:style-name="P29"><text:span text:style-name="T13"><text:s text:c="5"/>* <text:s text:c="4"/>! длина массивов array_names, array_authors, array_years одинаковая и равна n, это проверять не требуется.</text:span></text:p>
      <text:p text:style-name="P29"><text:span text:style-name="T13"><text:s text:c="5"/>* <text:s text:c="4"/>! Функция возвращает указатель на первый элемент списка.</text:span></text:p>
      <text:p text:style-name="P29"><text:span text:style-name="T13"><text:s text:c="5"/>*/</text:span></text:p>
      <text:p text:style-name="P29"><text:span text:style-name="T13"><text:s text:c="4"/>MusicalComposition *head = createMusicalComposition(array_names[0], array_authors[0], array_years[0]);</text:span></text:p>
      <text:p text:style-name="P29"><text:soft-page-break/><text:span text:style-name="T13"><text:s text:c="4"/></text:span></text:p>
      <text:p text:style-name="P29"><text:span text:style-name="T13"><text:s text:c="4"/>MusicalComposition *prev = head;</text:span></text:p>
      <text:p text:style-name="P29"><text:span text:style-name="T13"><text:s text:c="4"/>for (int i = 1; i &lt; n; i++)</text:span></text:p>
      <text:p text:style-name="P29"><text:span text:style-name="T13"><text:s text:c="4"/>{</text:span></text:p>
      <text:p text:style-name="P29"><text:span text:style-name="T13"><text:s text:c="8"/>MusicalComposition *next = createMusicalComposition(array_names[i], array_authors[i], array_years[i]);</text:span></text:p>
      <text:p text:style-name="P29"><text:span text:style-name="T13"><text:s text:c="8"/>prev-&gt;next = next;</text:span></text:p>
      <text:p text:style-name="P29"><text:span text:style-name="T13"><text:s text:c="8"/>next-&gt;prev = prev;</text:span></text:p>
      <text:p text:style-name="P29"><text:span text:style-name="T13"><text:s text:c="8"/>prev = next;</text:span></text:p>
      <text:p text:style-name="P29"><text:span text:style-name="T13"><text:s text:c="4"/>}</text:span></text:p>
      <text:p text:style-name="P29"><text:span text:style-name="T13"><text:s text:c="4"/>return head;</text:span></text:p>
      <text:p text:style-name="P29"><text:span text:style-name="T13">}</text:span></text:p>
      <text:p text:style-name="P29"><text:span text:style-name="T13"/></text:p>
      <text:p text:style-name="P29"><text:span text:style-name="T13">void push(MusicalComposition* head, MusicalComposition* element)</text:span></text:p>
      <text:p text:style-name="P29"><text:span text:style-name="T13">{</text:span></text:p>
      <text:p text:style-name="P29"><text:span text:style-name="T13"><text:s text:c="4"/>/*</text:span></text:p>
      <text:p text:style-name="P29"><text:span text:style-name="T13"><text:s text:c="5"/>* void push(MusicalComposition* <text:s/>head, MusicalComposition* element);</text:span></text:p>
      <text:p text:style-name="P29"><text:span text:style-name="T13"><text:s text:c="5"/>* добавляет element <text:s/>в конец списка musical_composition_list</text:span></text:p>
      <text:p text:style-name="P29"><text:span text:style-name="T13"><text:s text:c="5"/>*/</text:span></text:p>
      <text:p text:style-name="P29"><text:span text:style-name="T13"><text:s text:c="4"/>MusicalComposition *tmp = head;</text:span></text:p>
      <text:p text:style-name="P29"><text:span text:style-name="T13"><text:s text:c="4"/>while (tmp-&gt;next)</text:span></text:p>
      <text:p text:style-name="P29"><text:span text:style-name="T13"><text:s text:c="8"/>tmp = tmp-&gt;next;</text:span></text:p>
      <text:p text:style-name="P29"><text:span text:style-name="T13"><text:s text:c="4"/>tmp-&gt;next = element;</text:span></text:p>
      <text:p text:style-name="P29"><text:span text:style-name="T13"><text:s text:c="4"/>element-&gt;prev = tmp;</text:span></text:p>
      <text:p text:style-name="P29"><text:span text:style-name="T13"><text:s text:c="4"/>element-&gt;next = NULL; // ?? без него тоже работает, но пусть будет так</text:span></text:p>
      <text:p text:style-name="P29"><text:span text:style-name="T13">}</text:span></text:p>
      <text:p text:style-name="P29"><text:span text:style-name="T13"/></text:p>
      <text:p text:style-name="P29"><text:span text:style-name="T13">void removeEl(MusicalComposition* head, char* name_for_remove)</text:span></text:p>
      <text:p text:style-name="P29"><text:span text:style-name="T13">{</text:span></text:p>
      <text:p text:style-name="P29"><text:span text:style-name="T13"><text:s text:c="4"/>/*</text:span></text:p>
      <text:p text:style-name="P29"><text:span text:style-name="T13"><text:s text:c="5"/>* void removeEl (MusicalComposition* <text:s/>head, char* name_for_remove);</text:span></text:p>
      <text:p text:style-name="P29"><text:span text:style-name="T13"><text:s text:c="5"/>* удаляет элемент element списка, у которого значение name равно значению <text:s/>name_for_remove</text:span></text:p>
      <text:p text:style-name="P29"><text:span text:style-name="T13"><text:s text:c="5"/>*/</text:span></text:p>
      <text:p text:style-name="P29"><text:span text:style-name="T13"><text:s text:c="4"/>MusicalComposition *tmp = head;</text:span></text:p>
      <text:p text:style-name="P29"><text:span text:style-name="T13"><text:s text:c="4"/>while (tmp)</text:span></text:p>
      <text:p text:style-name="P29"><text:span text:style-name="T13"><text:s text:c="4"/>{</text:span></text:p>
      <text:p text:style-name="P29"><text:span text:style-name="T13"><text:s text:c="8"/>if (!strcmp (tmp-&gt;name, name_for_remove))</text:span></text:p>
      <text:p text:style-name="P29"><text:soft-page-break/><text:span text:style-name="T13"><text:s text:c="8"/>{</text:span></text:p>
      <text:p text:style-name="P29"><text:span text:style-name="T13"><text:s text:c="12"/>if (tmp-&gt;prev)</text:span></text:p>
      <text:p text:style-name="P29"><text:span text:style-name="T13"><text:s text:c="12"/>{</text:span></text:p>
      <text:p text:style-name="P29"><text:span text:style-name="T13"><text:s text:c="16"/>if (tmp-&gt;next)</text:span></text:p>
      <text:p text:style-name="P29"><text:span text:style-name="T13"><text:s text:c="16"/>{</text:span></text:p>
      <text:p text:style-name="P29"><text:span text:style-name="T13"><text:s text:c="20"/>tmp-&gt;prev-&gt;next = tmp-&gt;next;</text:span></text:p>
      <text:p text:style-name="P29"><text:span text:style-name="T13"><text:s text:c="20"/>tmp-&gt;next-&gt;prev = tmp-&gt;prev;</text:span></text:p>
      <text:p text:style-name="P29"><text:span text:style-name="T13"><text:s text:c="20"/>free(tmp);</text:span></text:p>
      <text:p text:style-name="P29"><text:span text:style-name="T13"><text:s text:c="16"/>}</text:span></text:p>
      <text:p text:style-name="P29"><text:span text:style-name="T13"><text:s text:c="16"/>else</text:span></text:p>
      <text:p text:style-name="P29"><text:span text:style-name="T13"><text:s text:c="16"/>{</text:span></text:p>
      <text:p text:style-name="P29"><text:span text:style-name="T13"><text:s text:c="20"/>tmp-&gt;prev-&gt;next = NULL;</text:span></text:p>
      <text:p text:style-name="P29"><text:span text:style-name="T13"><text:s text:c="20"/>free(tmp);</text:span></text:p>
      <text:p text:style-name="P29"><text:span text:style-name="T13"><text:s text:c="16"/>}</text:span></text:p>
      <text:p text:style-name="P29"><text:span text:style-name="T13"><text:s text:c="12"/>} else {</text:span></text:p>
      <text:p text:style-name="P29"><text:span text:style-name="T13"><text:s text:c="16"/>if (tmp-&gt;next)</text:span></text:p>
      <text:p text:style-name="P29"><text:span text:style-name="T13"><text:s text:c="16"/>{</text:span></text:p>
      <text:p text:style-name="P29"><text:span text:style-name="T13"><text:s text:c="20"/>tmp-&gt;next-&gt;prev = NULL;</text:span></text:p>
      <text:p text:style-name="P29"><text:span text:style-name="T13"><text:s text:c="20"/>// MusicalComposition *new_head = tmp-&gt;next;</text:span></text:p>
      <text:p text:style-name="P29"><text:span text:style-name="T13"><text:s text:c="20"/>free(tmp);</text:span></text:p>
      <text:p text:style-name="P29"><text:span text:style-name="T13"><text:s text:c="20"/>// return new_head;</text:span></text:p>
      <text:p text:style-name="P29"><text:span text:style-name="T13"><text:s text:c="16"/>}</text:span></text:p>
      <text:p text:style-name="P29"><text:span text:style-name="T13"><text:s text:c="16"/>/*</text:span></text:p>
      <text:p text:style-name="P29"><text:span text:style-name="T13"><text:s text:c="16"/>else</text:span></text:p>
      <text:p text:style-name="P29"><text:span text:style-name="T13"><text:s text:c="16"/>{</text:span></text:p>
      <text:p text:style-name="P29"><text:span text:style-name="T13"><text:s text:c="20"/>free(tmp);</text:span></text:p>
      <text:p text:style-name="P29"><text:span text:style-name="T13"><text:s text:c="20"/>return NULL;</text:span></text:p>
      <text:p text:style-name="P29"><text:span text:style-name="T13"><text:s text:c="16"/>}</text:span></text:p>
      <text:p text:style-name="P29"><text:span text:style-name="T13"><text:s text:c="16"/>*/</text:span></text:p>
      <text:p text:style-name="P29"><text:span text:style-name="T13"><text:s text:c="12"/>}</text:span></text:p>
      <text:p text:style-name="P29"><text:span text:style-name="T13"><text:s text:c="12"/>break;</text:span></text:p>
      <text:p text:style-name="P29"><text:span text:style-name="T13"><text:s text:c="8"/>}</text:span></text:p>
      <text:p text:style-name="P29"><text:span text:style-name="T13"><text:s text:c="8"/>tmp = tmp-&gt;next;</text:span></text:p>
      <text:p text:style-name="P29"><text:span text:style-name="T13"><text:s text:c="4"/>}</text:span></text:p>
      <text:p text:style-name="P29"><text:span text:style-name="T13">}</text:span></text:p>
      <text:p text:style-name="P29"><text:span text:style-name="T13"/></text:p>
      <text:p text:style-name="P29"><text:span text:style-name="T13">int count(MusicalComposition* head)</text:span></text:p>
      <text:p text:style-name="P29"><text:span text:style-name="T13">{</text:span></text:p>
      <text:p text:style-name="P29"><text:soft-page-break/><text:span text:style-name="T13"><text:s text:c="4"/>/*</text:span></text:p>
      <text:p text:style-name="P29"><text:span text:style-name="T13"><text:s text:c="5"/>* int count(MusicalComposition* <text:s/>head);</text:span></text:p>
      <text:p text:style-name="P29"><text:span text:style-name="T13"><text:s text:c="5"/>* возвращает количество элементов списка</text:span></text:p>
      <text:p text:style-name="P29"><text:span text:style-name="T13"><text:s text:c="5"/>*/</text:span></text:p>
      <text:p text:style-name="P29"><text:span text:style-name="T13"><text:s text:c="4"/>int counter = 0;</text:span></text:p>
      <text:p text:style-name="P29"><text:span text:style-name="T13"><text:s text:c="4"/>MusicalComposition *tmp = head;</text:span></text:p>
      <text:p text:style-name="P29"><text:span text:style-name="T13"><text:s text:c="4"/>while (tmp)</text:span></text:p>
      <text:p text:style-name="P29"><text:span text:style-name="T13"><text:s text:c="4"/>{</text:span></text:p>
      <text:p text:style-name="P29"><text:span text:style-name="T13"><text:s text:c="8"/>counter++;</text:span></text:p>
      <text:p text:style-name="P29"><text:span text:style-name="T13"><text:s text:c="8"/>tmp = tmp-&gt;next;</text:span></text:p>
      <text:p text:style-name="P29"><text:span text:style-name="T13"><text:s text:c="4"/>}</text:span></text:p>
      <text:p text:style-name="P29"><text:span text:style-name="T13"><text:s text:c="4"/>return counter;</text:span></text:p>
      <text:p text:style-name="P29"><text:span text:style-name="T13">}</text:span></text:p>
      <text:p text:style-name="P29"><text:span text:style-name="T13"/></text:p>
      <text:p text:style-name="P29"><text:span text:style-name="T13">void print_names(MusicalComposition* head)</text:span></text:p>
      <text:p text:style-name="P29"><text:span text:style-name="T13">{</text:span></text:p>
      <text:p text:style-name="P29"><text:span text:style-name="T13"><text:s text:c="4"/>MusicalComposition *tmp = head;</text:span></text:p>
      <text:p text:style-name="P29"><text:span text:style-name="T13"><text:s text:c="4"/>while (tmp)</text:span></text:p>
      <text:p text:style-name="P29"><text:span text:style-name="T13"><text:s text:c="4"/>{</text:span></text:p>
      <text:p text:style-name="P29"><text:span text:style-name="T13"><text:s text:c="8"/>printf("%s\n", tmp-&gt;name);</text:span></text:p>
      <text:p text:style-name="P29"><text:span text:style-name="T13"><text:s text:c="8"/>tmp = tmp-&gt;next;</text:span></text:p>
      <text:p text:style-name="P29"><text:span text:style-name="T13"><text:s text:c="4"/>}</text:span></text:p>
      <text:p text:style-name="P29"><text:span text:style-name="T13"><text:s text:c="4"/>/*</text:span></text:p>
      <text:p text:style-name="P29"><text:span text:style-name="T13"><text:s text:c="5"/>* void print_names(MusicalComposition* <text:s/>head); </text:span></text:p>
      <text:p text:style-name="P29"><text:span text:style-name="T13"><text:s text:c="5"/>* Выводит названия композиций</text:span></text:p>
      <text:p text:style-name="P29"><text:span text:style-name="T13"><text:s text:c="5"/>*/</text:span></text:p>
      <text:p text:style-name="P29"><text:span text:style-name="T13">}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alligra="http://www.calligra.org/2005/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iberation Serif" svg:font-family="'Liberation Serif'"/>
    <style:font-face style:name="Times New Roman1" svg:font-family="'Times New Roman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2pt" style:language-asian="none" style:country-asian="none" style:font-name-complex="Bitstream Vera Sans" style:font-size-complex="12pt" style:language-complex="none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ru" fo:country="RU" style:letter-kerning="true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line-height="150%" fo:text-align="justify" style:justify-single-word="false" fo:orphans="2" fo:widows="2" fo:text-indent="0.4925in" style:auto-text-indent="false" style:page-number="auto"/>
      <style:text-properties style:font-name="Times New Roman" fo:font-family="'Times New Roman'" style:font-family-generic="roman" style:font-pitch="variable" fo:font-size="14pt"/>
    </style:style>
    <style:style style:name="Bibliography_20_inproceedings" style:display-name="Bibliography inproceedings" style:family="paragraph"/>
    <style:style style:name="Bibliography_20_email" style:display-name="Bibliography email" style:family="paragraph"/>
    <style:style style:name="Bibliography_20_inbook" style:display-name="Bibliography inbook" style:family="paragraph"/>
    <style:style style:name="Bibliography_20_booklet" style:display-name="Bibliography booklet" style:family="paragraph"/>
    <style:style style:name="Bibliography_20_conference" style:display-name="Bibliography conference" style:family="paragraph"/>
    <style:style style:name="Bibliography_20_article" style:display-name="Bibliography article" style:family="paragraph"/>
    <style:style style:name="Bibliography_20_book" style:display-name="Bibliography book" style:family="paragraph"/>
    <style:style style:name="Text_20_body" style:display-name="Text body" style:family="paragraph" style:class="text" style:master-page-name="">
      <style:paragraph-properties fo:margin-top="0in" fo:margin-bottom="0in" loext:contextual-spacing="false" fo:line-height="150%" fo:text-align="justify" style:justify-single-word="false" style:page-number="auto"/>
    </style:style>
    <style:style style:name="List" style:family="paragraph" style:class="list"/>
    <style:style style:name="Bibliography_20_techreport" style:display-name="Bibliography techreport" style:family="paragraph"/>
    <style:style style:name="Heading" style:family="paragraph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in" fo:margin-bottom="0in" loext:contextual-spacing="false" fo:text-align="justify" style:justify-single-word="false" fo:text-indent="0.4925in" style:auto-text-indent="false" style:page-number="auto"/>
      <style:text-properties style:font-name="Times New Roman" fo:font-family="'Times New Roman'" style:font-family-generic="roman" style:font-pitch="variable" fo:font-size="14pt" fo:font-style="italic" fo:font-weight="bold"/>
    </style:style>
    <style:style style:name="Bibliography_20_unpublished" style:display-name="Bibliography unpublished" style:family="paragraph"/>
    <style:style style:name="Frame_20_contents" style:display-name="Frame contents" style:family="paragraph" style:class="extra"/>
    <style:style style:name="Bibliography_20_phdthesis" style:display-name="Bibliography phdthesis" style:family="paragraph"/>
    <style:style style:name="Index" style:family="paragraph" style:class="index">
      <style:paragraph-properties text:number-lines="false" text:line-number="0"/>
    </style:style>
    <style:style style:name="Bibliography_20_proceedings" style:display-name="Bibliography proceedings" style:family="paragraph"/>
    <style:style style:name="Bibliography_20_mastersthesis" style:display-name="Bibliography mastersthesis" style:family="paragraph"/>
    <style:style style:name="A1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" fo:font-family="'Liberation Serif'" fo:font-size="12pt" fo:language="ru" fo:country="RU" style:letter-kerning="true" fo:hyphenate="false" fo:hyphenation-remain-char-count="2" fo:hyphenation-push-char-count="2"/>
    </style:style>
    <style:style style:name="Bibliography_20_misc" style:display-name="Bibliography misc" style:family="paragraph"/>
    <style:style style:name="Table_20_Contents" style:display-name="Table Contents" style:family="paragraph" style:class="extra">
      <style:paragraph-properties text:number-lines="false" text:line-number="0"/>
    </style:style>
    <style:style style:name="Table_20_Heading" style:display-name="Table Heading" style:family="paragraph" style:class="extra">
      <style:paragraph-properties fo:text-align="center" style:justify-single-word="false" text:number-lines="false" text:line-number="0"/>
      <style:text-properties fo:font-weight="bold"/>
    </style:style>
    <style:style style:name="Bibliography_20_journal" style:display-name="Bibliography journal" style:family="paragraph"/>
    <style:style style:name="Bibliography_20_manual" style:display-name="Bibliography manual" style:family="paragraph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Contents_20_1" style:display-name="Contents 1" style:family="paragraph" style:class="index">
      <style:paragraph-properties fo:margin-left="0in" fo:margin-right="0in" fo:text-indent="0in" style:auto-text-indent="false"/>
    </style:style>
    <style:style style:name="Times14_5f_РИО2" style:display-name="Times14_РИО2" style:family="paragraph">
      <style:paragraph-properties fo:margin-left="0in" fo:margin-right="0in" fo:line-height="130%" fo:text-align="justify" style:justify-single-word="false" fo:orphans="2" fo:widows="2" fo:text-indent="0.4925in" style:auto-text-indent="false" style:vertical-align="auto">
        <style:tab-stops>
          <style:tab-stop style:position="0.4925in"/>
        </style:tab-stops>
      </style:paragraph-properties>
      <style:text-properties fo:font-size="14pt" fo:language="ru" fo:country="RU"/>
    </style:style>
    <style:style style:name="Contents_20_2" style:display-name="Contents 2" style:family="paragraph" style:class="index">
      <style:paragraph-properties fo:margin-left="0.111in" fo:margin-right="0in" fo:text-indent="0in" style:auto-text-indent="false"/>
    </style:style>
    <style:style style:name="Обычный" style:family="paragraph">
      <loext:graphic-properties draw:fill="none" draw:fill-color="#729fcf"/>
      <style:paragraph-properties fo:margin-left="0in" fo:margin-right="0in" fo:margin-top="0in" fo:margin-bottom="0in" loext:contextual-spacing="false" fo:line-height="100%" fo:text-align="start" style:justify-single-word="false" fo:keep-together="auto" fo:text-indent="0in" style:auto-text-indent="false" fo:break-before="auto" fo:break-after="auto" fo:background-color="transparent" fo:padding="0in" fo:border="none" fo:keep-with-next="auto" style:writing-mode="lr-tb"/>
      <style:text-properties fo:color="#000000" style:text-outline="false" style:text-line-through-style="none" style:text-line-through-type="none" style:text-position="0% 100%" style:font-name="Times New Roman1" fo:font-family="'Times New Roman'" fo:font-size="12pt" fo:letter-spacing="normal" fo:font-style="normal" style:text-underline-style="none" fo:font-weight="normal" style:text-underline-mode="continuous" style:text-overline-mode="continuous" style:text-line-through-mode="continuous" fo:background-color="transparent" style:text-scale="100%"/>
    </style:style>
    <style:style style:name="Caption" style:family="paragraph" style:class="extra">
      <style:paragraph-properties fo:margin-top="0.0835in" fo:margin-bottom="0.0835in" loext:contextual-spacing="false" text:number-lines="false" text:line-number="0"/>
      <style:text-properties fo:font-size="12pt" fo:font-style="italic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in" fo:margin-bottom="0in" loext:contextual-spacing="false" fo:text-align="justify" style:justify-single-word="false" fo:text-indent="0.4925in" style:auto-text-indent="false" style:page-number="auto"/>
      <style:text-properties style:font-name="Times New Roman" fo:font-family="'Times New Roman'" style:font-family-generic="roman" style:font-pitch="variable" fo:font-size="14pt" fo:font-weight="bold"/>
    </style:style>
    <style:style style:name="DocumentMap" style:family="paragraph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/>
    </style:style>
    <style:style style:name="Contents_20_9" style:display-name="Contents 9" style:family="paragraph" style:class="index">
      <style:paragraph-properties fo:margin-left="0.889in" fo:margin-right="0in" fo:text-indent="0in" style:auto-text-indent="false"/>
    </style:style>
    <style:style style:name="Contents_20_10" style:display-name="Contents 10" style:family="paragraph" style:class="index">
      <style:paragraph-properties fo:margin-left="1in" fo:margin-right="0in" fo:text-indent="0in" style:auto-text-indent="false"/>
    </style:style>
    <style:style style:name="Contents_20_7" style:display-name="Contents 7" style:family="paragraph" style:class="index">
      <style:paragraph-properties fo:margin-left="0.6665in" fo:margin-right="0in" fo:text-indent="0in" style:auto-text-indent="false"/>
    </style:style>
    <style:style style:name="Contents_20_8" style:display-name="Contents 8" style:family="paragraph" style:class="index">
      <style:paragraph-properties fo:margin-left="0.778in" fo:margin-right="0in" fo:text-indent="0in" style:auto-text-indent="false"/>
    </style:style>
    <style:style style:name="Contents_20_5" style:display-name="Contents 5" style:family="paragraph" style:class="index">
      <style:paragraph-properties fo:margin-left="0.4445in" fo:margin-right="0in" fo:text-indent="0in" style:auto-text-indent="false"/>
    </style:style>
    <style:style style:name="Contents_20_6" style:display-name="Contents 6" style:family="paragraph" style:class="index">
      <style:paragraph-properties fo:margin-left="0.5555in" fo:margin-right="0in" fo:text-indent="0in" style:auto-text-indent="false"/>
    </style:style>
    <style:style style:name="Contents_20_3" style:display-name="Contents 3" style:family="paragraph" style:class="index">
      <style:paragraph-properties fo:margin-left="0.222in" fo:margin-right="0in" fo:text-indent="0in" style:auto-text-indent="false"/>
    </style:style>
    <style:style style:name="Contents_20_4" style:display-name="Contents 4" style:family="paragraph" style:class="index">
      <style:paragraph-properties fo:margin-left="0.3335in" fo:margin-right="0in" fo:text-indent="0in" style:auto-text-indent="false"/>
    </style:style>
    <style:style style:name="Листинг" style:family="paragraph">
      <style:paragraph-properties fo:line-height="100%"/>
      <style:text-properties style:font-name="Courier New" fo:font-family="'Courier New'" style:font-family-generic="modern" style:font-pitch="fixed" fo:font-size="11pt"/>
    </style:style>
    <style:style style:name="Table" style:family="paragraph" style:class="extra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fo:font-size="14pt" fo:font-style="normal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in" fo:margin-bottom="0in" loext:contextual-spacing="false" fo:text-align="center" style:justify-single-word="false" fo:text-indent="0in" style:auto-text-indent="false" style:page-number="auto"/>
      <style:text-properties fo:text-transform="uppercase" style:font-name="Times New Roman" fo:font-family="'Times New Roman'" style:font-family-generic="roman" style:font-pitch="variable" fo:font-size="14pt" fo:font-style="normal" fo:font-weight="bold"/>
    </style:style>
    <style:style style:name="Table_20_Grid" style:display-name="Table Grid" style:family="paragraph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/>
    </style:style>
    <style:style style:name="Footnote" style:family="paragraph" style:class="extra"/>
    <style:style style:name="Endnote" style:family="paragraph" style:class="extra"/>
    <style:style style:name="Bibliography_20_custom4" style:display-name="Bibliography custom4" style:family="paragraph"/>
    <style:style style:name="Bibliography_20_custom5" style:display-name="Bibliography custom5" style:family="paragraph"/>
    <style:style style:name="Bibliography_20_custom2" style:display-name="Bibliography custom2" style:family="paragraph"/>
    <style:style style:name="Bibliography_20_custom3" style:display-name="Bibliography custom3" style:family="paragraph"/>
    <style:style style:name="Bibliography_20_www" style:display-name="Bibliography www" style:family="paragraph"/>
    <style:style style:name="Bibliography_20_custom1" style:display-name="Bibliography custom1" style:family="paragraph"/>
    <style:style style:name="Drawing" style:family="paragraph" style:class="extra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font-size="14pt" fo:font-style="normal"/>
    </style:style>
    <style:style style:name="Bibliography_20_incollection" style:display-name="Bibliography incollection" style:family="paragraph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9" style:display-name="ListLabel 9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Book_20_Title" style:display-name="Book Title" style:family="text">
      <style:text-properties fo:font-variant="small-caps" fo:letter-spacing="0.0035in" fo:font-weight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ListLabel_20_8" style:display-name="ListLabel 8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/>
    </style:style>
    <style:style style:name="ListLabel_20_6" style:display-name="ListLabel 6" style:family="text"/>
    <style:style style:name="ListLabel_20_7" style:display-name="ListLabel 7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/>
    </style:style>
    <style:style style:name="ListLabel_20_2" style:display-name="ListLabel 2" style:family="text"/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default-style-name="Footnote" text:citation-style-name="Footnote_20_Symbol" style:num-format="1" text:start-value="1" text:footnotes-position="page" text:start-numbering-at="document"/>
    <text:notes-configuration text:note-class="endnote" text:default-style-name="Endnote" text:citation-style-name="Endnote_20_Symbol" text:master-page-name="Endnote" style:num-format="i" text:start-value="1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 style:master-page-name="">
      <style:paragraph-properties fo:margin-left="0in" fo:margin-right="0in" fo:line-height="150%" fo:text-align="end" style:justify-single-word="false" fo:orphans="2" fo:widows="2" fo:hyphenation-ladder-count="no-limit" fo:text-indent="0.4925in" style:auto-text-indent="false" style:page-number="auto" style:text-autospace="ideograph-alpha" style:punctuation-wrap="hanging" style:line-break="strict" style:writing-mode="lr-tb"/>
      <style:text-properties style:use-window-font-color="true" style:font-name="Times New Roman" fo:font-size="14pt" fo:language="ru" fo:country="RU" style:letter-kerning="true" fo:hyphenate="false" fo:hyphenation-remain-char-count="2" fo:hyphenation-push-char-count="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calligra:specialborder-bottom="none" calligra:specialborder-left="none" calligra:specialborder-right="none" calligra:specialborder-top="non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1.1811in" fo:margin-right="0.5902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calligra:specialborder-bottom="none" calligra:specialborder-left="none" calligra:specialborder-right="none" calligra:specialborder-top="non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style:dynamic-spacing="false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/>
    <style:master-page style:name="First_20_Page" style:display-name="First Page" style:page-layout-name="Mpm2" style:next-style-name="Default"/>
    <style:master-page style:name="Default" style:page-layout-name="Mpm3">
      <style:footer>
        <text:p text:style-name="MP1"><text:page-number style:num-format="1" text:select-page="current">11</text:page-number></text:p>
      </style:footer>
    </style:master-page>
    <style:master-page style:name="Endnote" style:page-layout-name="Mpm4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.0$Linux_X86_64 LibreOffice_project/30$Build-2</meta:generator>
    <dc:title/>
    <meta:initial-creator>Unknown</meta:initial-creator>
    <meta:editing-cycles>39</meta:editing-cycles>
    <dc:date>2020-02-22T19:50:22.529712893</dc:date>
    <meta:creation-date>2018-10-16T14:07:55.262000000</meta:creation-date>
    <meta:editing-duration>PT15M51S</meta:editing-duration>
    <meta:document-statistic meta:table-count="2" meta:image-count="0" meta:object-count="0" meta:page-count="11" meta:paragraph-count="296" meta:word-count="1096" meta:character-count="10171" meta:non-whitespace-character-count="8173"/>
  </office:meta>
</office:document-meta>
</file>